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195f85"/>
    </style:style>
    <style:style style:name="P3" style:family="paragraph" style:parent-style-name="Standard" style:list-style-name="L1">
      <style:text-properties officeooo:paragraph-rsid="001ad3db"/>
    </style:style>
    <style:style style:name="P4" style:family="paragraph" style:parent-style-name="Standard" style:list-style-name="L1">
      <style:paragraph-properties style:writing-mode="lr-tb"/>
      <style:text-properties officeooo:paragraph-rsid="001ad3db"/>
    </style:style>
    <style:style style:name="P5" style:family="paragraph" style:parent-style-name="Standard" style:list-style-name="L1">
      <style:text-properties officeooo:rsid="001ad3db" officeooo:paragraph-rsid="001ad3db"/>
    </style:style>
    <style:style style:name="P6" style:family="paragraph" style:parent-style-name="Standard" style:list-style-name="L4">
      <style:text-properties officeooo:rsid="001ad3db" officeooo:paragraph-rsid="001b808e"/>
    </style:style>
    <style:style style:name="P7" style:family="paragraph" style:parent-style-name="Standard" style:list-style-name="L4">
      <style:paragraph-properties style:writing-mode="lr-tb"/>
      <style:text-properties officeooo:paragraph-rsid="001b808e"/>
    </style:style>
    <style:style style:name="P8" style:family="paragraph" style:parent-style-name="Standard" style:list-style-name="L5">
      <style:paragraph-properties style:writing-mode="lr-tb"/>
      <style:text-properties officeooo:paragraph-rsid="001b808e"/>
    </style:style>
    <style:style style:name="P9" style:family="paragraph" style:parent-style-name="Standard" style:list-style-name="L6">
      <style:paragraph-properties style:writing-mode="lr-tb"/>
      <style:text-properties officeooo:paragraph-rsid="001b808e"/>
    </style:style>
    <style:style style:name="P10" style:family="paragraph" style:parent-style-name="Standard" style:list-style-name="L7">
      <style:paragraph-properties style:writing-mode="lr-tb"/>
      <style:text-properties officeooo:paragraph-rsid="001b808e"/>
    </style:style>
    <style:style style:name="P11" style:family="paragraph" style:parent-style-name="Standard" style:list-style-name="L8">
      <style:text-properties officeooo:paragraph-rsid="001bd336"/>
    </style:style>
    <style:style style:name="T1" style:family="text">
      <style:text-properties officeooo:rsid="0016a9d4"/>
    </style:style>
    <style:style style:name="T2" style:family="text">
      <style:text-properties officeooo:rsid="001857f6"/>
    </style:style>
    <style:style style:name="T3" style:family="text">
      <style:text-properties officeooo:rsid="00195f85"/>
    </style:style>
    <style:style style:name="T4" style:family="text">
      <style:text-properties officeooo:rsid="001ad3db"/>
    </style:style>
    <style:style style:name="T5" style:family="text">
      <style:text-properties officeooo:rsid="001b808e"/>
    </style:style>
    <style:style style:name="T6" style:family="text">
      <style:text-properties officeooo:rsid="001bd336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se Hadoop framework to <text:span text:style-name="T1">answer </text:span>the following: <text:s/><text:tab/><text:tab/><text:span text:style-name="T2">Marks </text:span><text:span text:style-name="T4">100</text:span></text:p>
      <text:p text:style-name="Standard"/>
      <text:list xml:id="list857420489" text:style-name="L1">
        <text:list-item>
          <text:p text:style-name="P3">Consider the words available in the file '<text:span text:style-name="T1">WordsInUse</text:span>.txt' . <text:s/>Print the number of occurrences of these words in the file 'lyrics.txt'. </text:p>
        </text:list-item>
      </text:list>
      <text:list xml:id="list4170812899" text:style-name="L4">
        <text:list-item>
          <text:list>
            <text:list-header>
              <text:p text:style-name="P6"/>
            </text:list-header>
          </text:list>
        </text:list-item>
      </text:list>
      <text:list xml:id="list175622314656604" text:continue-list="list857420489" text:style-name="L1">
        <text:list-header>
          <text:p text:style-name="P2"/>
        </text:list-header>
        <text:list-item>
          <text:p text:style-name="P3">Take employee.txt as input. </text:p>
          <text:list>
            <text:list-item>
              <text:p text:style-name="P3"><text:span text:style-name="T1">Calculate maximum salary in </text:span><text:span text:style-name="T6">each</text:span><text:span text:style-name="T1"> department </text:span><text:span text:style-name="T6">and store in a file max.txt in HDFS</text:span></text:p>
            </text:list-item>
          </text:list>
        </text:list-item>
      </text:list>
      <text:list xml:id="list3572074258" text:style-name="L8">
        <text:list-item>
          <text:list>
            <text:list-item>
              <text:p text:style-name="P11"><text:span text:style-name="T1">Calculate </text:span><text:span text:style-name="T6">minimum</text:span><text:span text:style-name="T1"> salary in </text:span><text:span text:style-name="T6">each</text:span><text:span text:style-name="T1"> department </text:span><text:span text:style-name="T6">and store in a file min.txt in HDFS</text:span></text:p>
            </text:list-item>
          </text:list>
        </text:list-item>
      </text:list>
      <text:list xml:id="list175622678362459" text:continue-list="list175622314656604" text:style-name="L1">
        <text:list-item>
          <text:list>
            <text:list-item>
              <text:p text:style-name="P3"><text:span text:style-name="T4">Print the number </text:span><text:span text:style-name="T5">of undesired entries present in the input file</text:span><text:span text:style-name="T1"> </text:span></text:p>
            </text:list-item>
            <text:list-item>
              <text:p text:style-name="P3">Generate the output as the list of departments with employee name in ascending order and salary in descending order. </text:p>
            </text:list-item>
            <text:list-item>
              <text:p text:style-name="P5">Profiling</text:p>
              <text:list>
                <text:list-item>
                  <text:p text:style-name="P4"><text:span text:style-name="T1">Print the </text:span><text:span text:style-name="T5">total </text:span><text:span text:style-name="T1">time taken </text:span><text:span text:style-name="T3">by </text:span><text:span text:style-name="T5">all the </text:span><text:span text:style-name="T3">mappers </text:span><text:span text:style-name="T5">in a node </text:span><text:span text:style-name="T1">to do this work.</text:span></text:p>
                </text:list-item>
              </text:list>
            </text:list-item>
          </text:list>
        </text:list-item>
      </text:list>
      <text:list xml:id="list3859243459" text:style-name="L5">
        <text:list-item>
          <text:list>
            <text:list-item>
              <text:list>
                <text:list-item>
                  <text:p text:style-name="P8"><text:span text:style-name="T1">Print the </text:span><text:span text:style-name="T5">total </text:span><text:span text:style-name="T4">t</text:span><text:span text:style-name="T1">ime taken </text:span><text:span text:style-name="T3">by </text:span><text:span text:style-name="T5">all the </text:span><text:span text:style-name="T4">reducers</text:span><text:span text:style-name="T3"> </text:span><text:span text:style-name="T5">in a node </text:span><text:span text:style-name="T1">to do this work.</text:span></text:p>
                </text:list-item>
              </text:list>
            </text:list-item>
          </text:list>
        </text:list-item>
      </text:list>
      <text:list xml:id="list175622085624219" text:continue-list="list175622678362459" text:style-name="L1">
        <text:list-item>
          <text:list>
            <text:list-item>
              <text:list>
                <text:list-item>
                  <text:p text:style-name="P4"><text:span text:style-name="T1">Print the </text:span><text:span text:style-name="T3">total </text:span><text:span text:style-name="T1">time taken </text:span><text:span text:style-name="T3">by </text:span><text:span text:style-name="T1">this work.</text:span></text:p>
                </text:list-item>
              </text:list>
            </text:list-item>
          </text:list>
          <text:p text:style-name="P1"/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2T17:19:47.087000000</meta:creation-date>
    <meta:editing-duration>PT6M3S</meta:editing-duration>
    <meta:editing-cycles>2</meta:editing-cycles>
    <meta:generator>LibreOffice/7.2.1.2$Windows_X86_64 LibreOffice_project/87b77fad49947c1441b67c559c339af8f3517e22</meta:generator>
    <dc:date>2022-04-12T17:56:20.931000000</dc:date>
    <meta:document-statistic meta:table-count="0" meta:image-count="0" meta:object-count="0" meta:page-count="1" meta:paragraph-count="12" meta:word-count="144" meta:character-count="766" meta:non-whitespace-character-count="636"/>
  </office:meta>
</office:document-meta>
</file>